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 style:list-style-name="L3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 style:list-style-name="L5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8" style:family="paragraph" style:parent-style-name="Standard" style:list-style-name="L9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ourier New1" fo:background-color="#e4e4ff"/>
    </style:style>
    <style:style style:name="T3" style:family="text">
      <style:text-properties fo:color="#000000" fo:background-color="#e4e4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lassendiagramm</text:p>
      <text:p text:style-name="P3"/>
      <text:p text:style-name="P4"><draw:line text:anchor-type="paragraph" draw:z-index="1" draw:style-name="gr1" draw:text-style-name="P9" svg:x1="2.817cm" svg:y1="0.328cm" svg:x2="2.762cm" svg:y2="5.648cm"><text:p/></draw:line><draw:line text:anchor-type="paragraph" draw:z-index="2" draw:style-name="gr1" draw:text-style-name="P9" svg:x1="15.016cm" svg:y1="0.328cm" svg:x2="14.961cm" svg:y2="5.648cm"><text:p/></draw:line><draw:line text:anchor-type="paragraph" draw:z-index="5" draw:style-name="gr1" draw:text-style-name="P9" svg:x1="2.817cm" svg:y1="0.328cm" svg:x2="15.016cm" svg:y2="0.328cm"><text:p/></draw:line></text:p>
      <text:p text:style-name="P4">AuswahlmenuActivity</text:p>
      <text:p text:style-name="P4"><draw:line text:anchor-type="paragraph" draw:z-index="4" draw:style-name="gr1" draw:text-style-name="P9" svg:x1="2.817cm" svg:y1="0.252cm" svg:x2="15.016cm" svg:y2="0.252cm"><text:p/></draw:line></text:p>
      <text:list xml:id="list6085916499039693442" text:style-name="L1">
        <text:list-header>
          <text:p text:style-name="P5"><draw:line text:anchor-type="paragraph" draw:z-index="3" draw:style-name="gr1" draw:text-style-name="P9" svg:x1="2.817cm" svg:y1="0.381cm" svg:x2="15.016cm" svg:y2="0.381cm"><text:p/></draw:line></text:p>
          <text:p text:style-name="P5">+ OnCreate(<text:span text:style-name="T1">Bundle </text:span><text:span text:style-name="T3">savedInstanceState)</text:span></text:p>
        </text:list-header>
      </text:list>
      <text:p text:style-name="P4"><text:span text:style-name="T3">+ openstundenplan(View View)</text:span></text:p>
      <text:p text:style-name="P4"><text:span text:style-name="T3">+ openhausaufgmenu(View View)</text:span></text:p>
      <text:p text:style-name="P4"><text:span text:style-name="T3">+ opennotenmenu(View View)</text:span></text:p>
      <text:p text:style-name="P4"><text:span text:style-name="T3">+ openterminemenu(View View)</text:span></text:p>
      <text:list xml:id="list35226739" text:continue-numbering="true" text:style-name="L1">
        <text:list-header>
          <text:p text:style-name="P2"><draw:line text:anchor-type="paragraph" draw:z-index="0" draw:style-name="gr1" draw:text-style-name="P9" svg:x1="2.762cm" svg:y1="0.536cm" svg:x2="14.961cm" svg:y2="0.536cm"><text:p/></draw:line><text:span text:style-name="T2"/></text:p>
        </text:list-header>
      </text:list>
      <text:p text:style-name="P1"/>
      <text:p text:style-name="P1"><draw:line text:anchor-type="paragraph" draw:z-index="9" draw:style-name="gr1" draw:text-style-name="P9" svg:x1="15.043cm" svg:y1="0.273cm" svg:x2="14.988cm" svg:y2="3.894cm"><text:p/></draw:line><draw:line text:anchor-type="paragraph" draw:z-index="10" draw:style-name="gr1" draw:text-style-name="P9" svg:x1="2.789cm" svg:y1="0.273cm" svg:x2="14.988cm" svg:y2="0.273cm"><text:p/></draw:line><draw:line text:anchor-type="paragraph" draw:z-index="11" draw:style-name="gr1" draw:text-style-name="P9" svg:x1="2.789cm" svg:y1="0.273cm" svg:x2="2.734cm" svg:y2="3.894cm"><text:p/></draw:line></text:p>
      <text:p text:style-name="P4">Splashscreen</text:p>
      <text:p text:style-name="P4"><draw:line text:anchor-type="paragraph" draw:z-index="8" draw:style-name="gr1" draw:text-style-name="P9" svg:x1="2.843cm" svg:y1="0.178cm" svg:x2="15.042cm" svg:y2="0.178cm"><text:p/></draw:line></text:p>
      <text:p text:style-name="P4"><draw:line text:anchor-type="paragraph" draw:z-index="7" draw:style-name="gr1" draw:text-style-name="P9" svg:x1="2.789cm" svg:y1="0.335cm" svg:x2="14.988cm" svg:y2="0.335cm"><text:p/></draw:line></text:p>
      <text:list xml:id="list1089673034955769638" text:style-name="L3">
        <text:list-header>
          <text:p text:style-name="P6">+ OnCreate(Bundle savedInstanceState)</text:p>
          <text:p text:style-name="P6">+ StartAnimations()</text:p>
        </text:list-header>
      </text:list>
      <text:p text:style-name="P4"><draw:line text:anchor-type="paragraph" draw:z-index="6" draw:style-name="gr1" draw:text-style-name="P9" svg:x1="2.789cm" svg:y1="0.487cm" svg:x2="14.988cm" svg:y2="0.487cm"><text:p/></draw:line></text:p>
      <text:p text:style-name="P4"/>
      <text:p text:style-name="P4"/>
      <text:p text:style-name="P4"><draw:line text:anchor-type="paragraph" draw:z-index="12" draw:style-name="gr1" draw:text-style-name="P9" svg:x1="2.789cm" svg:y1="0.487cm" svg:x2="14.988cm" svg:y2="0.487cm"><text:p/></draw:line><draw:line text:anchor-type="paragraph" draw:z-index="16" draw:style-name="gr1" draw:text-style-name="P9" svg:x1="2.789cm" svg:y1="9.007cm" svg:x2="2.789cm" svg:y2="0.487cm"><text:p/></draw:line><draw:line text:anchor-type="paragraph" draw:z-index="17" draw:style-name="gr1" draw:text-style-name="P9" svg:x1="14.988cm" svg:y1="0.487cm" svg:x2="14.988cm" svg:y2="9.007cm"><text:p/></draw:line></text:p>
      <text:p text:style-name="P4">MainActivity</text:p>
      <text:p text:style-name="P4"><draw:line text:anchor-type="paragraph" draw:z-index="13" draw:style-name="gr1" draw:text-style-name="P9" svg:x1="2.789cm" svg:y1="0.487cm" svg:x2="14.988cm" svg:y2="0.487cm"><text:p/></draw:line></text:p>
      <text:p text:style-name="P4">+ DatabaseHelper myDB</text:p>
      <text:p text:style-name="P4">+ EditText editName</text:p>
      <text:p text:style-name="P4">+ EditText editSurname</text:p>
      <text:p text:style-name="P4">+ EditText editKlasse</text:p>
      <text:p text:style-name="P4">+ Button btnAddData</text:p>
      <text:p text:style-name="P4">+ Button btnladen</text:p>
      <text:p text:style-name="P4"><draw:line text:anchor-type="paragraph" draw:z-index="14" draw:style-name="gr1" draw:text-style-name="P9" svg:x1="2.789cm" svg:y1="0.487cm" svg:x2="14.988cm" svg:y2="0.487cm"><text:p/></draw:line></text:p>
      <text:p text:style-name="P4">+ OnCreate(Bundle savedInstanceState)</text:p>
      <text:p text:style-name="P4">+ AddData()</text:p>
      <text:p text:style-name="P4">+ openauswahlmenu(View View)</text:p>
      <text:p text:style-name="P4">+ vieAll()</text:p>
      <text:p text:style-name="P4">+ showMessage(String title, String Message)</text:p>
      <text:p text:style-name="P4"><draw:line text:anchor-type="paragraph" draw:z-index="15" draw:style-name="gr1" draw:text-style-name="P9" svg:x1="2.789cm" svg:y1="0.487cm" svg:x2="14.988cm" svg:y2="0.487cm"><text:p/></draw:line></text:p>
      <text:p text:style-name="P4"><draw:custom-shape text:anchor-type="paragraph" draw:z-index="63" draw:style-name="gr2" svg:width="0.726cm" svg:height="3.185cm" svg:x="8.497cm" svg:y="0.52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line text:anchor-type="paragraph" draw:z-index="18" draw:style-name="gr1" draw:text-style-name="P9" svg:x1="1.203cm" svg:y1="0.489cm" svg:x2="16.549cm" svg:y2="0.544cm"><text:p/></draw:line><draw:line text:anchor-type="paragraph" draw:z-index="22" draw:style-name="gr1" draw:text-style-name="P9" svg:x1="1.203cm" svg:y1="0.489cm" svg:x2="1.203cm" svg:y2="9.063cm"><text:p/></draw:line><draw:line text:anchor-type="paragraph" draw:z-index="23" draw:style-name="gr1" draw:text-style-name="P9" svg:x1="16.549cm" svg:y1="0.543cm" svg:x2="16.549cm" svg:y2="9.063cm"><text:p/></draw:line></text:p>
      <text:p text:style-name="P4">DatabaseHelper</text:p>
      <text:p text:style-name="P4"><draw:line text:anchor-type="paragraph" draw:z-index="19" draw:style-name="gr1" draw:text-style-name="P9" svg:x1="1.203cm" svg:y1="0.489cm" svg:x2="16.549cm" svg:y2="0.544cm"><text:p/></draw:line></text:p>
      <text:p text:style-name="P4">+ DATABASE_NAME</text:p>
      <text:p text:style-name="P4">+ TABLE_NAME</text:p>
      <text:p text:style-name="P4">+ COL_1</text:p>
      <text:p text:style-name="P4">+ COL_2</text:p>
      <text:p text:style-name="P4">+ COL_3</text:p>
      <text:p text:style-name="P4">+ COL_4</text:p>
      <text:p text:style-name="P4"><draw:line text:anchor-type="paragraph" draw:z-index="20" draw:style-name="gr1" draw:text-style-name="P9" svg:x1="1.203cm" svg:y1="0.489cm" svg:x2="16.549cm" svg:y2="0.544cm"><text:p/></draw:line></text:p>
      <text:p text:style-name="P4">+ DatabaseHelper(Context context)</text:p>
      <text:p text:style-name="P4">+ onCreate(SQLiteDatabase db)</text:p>
      <text:p text:style-name="P4">+ onUpgrade(SQLiteDatabase db, int oldVersion, int newVersion)</text:p>
      <text:list xml:id="list4811557731670042792" text:style-name="L5">
        <text:list-header>
          <text:p text:style-name="P7">+ insertData8String name, String surname, String klasse)</text:p>
          <text:p text:style-name="P7">+ getAllData()</text:p>
        </text:list-header>
      </text:list>
      <text:p text:style-name="P4"><draw:line text:anchor-type="paragraph" draw:z-index="21" draw:style-name="gr1" draw:text-style-name="P9" svg:x1="1.203cm" svg:y1="0.489cm" svg:x2="16.549cm" svg:y2="0.544cm"><text:p/></draw:line></text:p>
      <text:p text:style-name="P4"/>
      <text:p text:style-name="P4"><draw:line text:anchor-type="paragraph" draw:z-index="24" draw:style-name="gr1" draw:text-style-name="P9" svg:x1="2.789cm" svg:y1="0.487cm" svg:x2="14.988cm" svg:y2="0.487cm"><text:p/></draw:line><draw:line text:anchor-type="paragraph" draw:z-index="28" draw:style-name="gr1" draw:text-style-name="P9" svg:x1="2.789cm" svg:y1="0.487cm" svg:x2="2.789cm" svg:y2="8.439cm"><text:p/></draw:line><draw:line text:anchor-type="paragraph" draw:z-index="29" draw:style-name="gr1" draw:text-style-name="P9" svg:x1="14.988cm" svg:y1="0.487cm" svg:x2="14.988cm" svg:y2="8.439cm"><text:p/></draw:line></text:p>
      <text:p text:style-name="P4">HausaufgabenActivity</text:p>
      <text:p text:style-name="P4"><draw:line text:anchor-type="paragraph" draw:z-index="25" draw:style-name="gr1" draw:text-style-name="P9" svg:x1="2.789cm" svg:y1="0.487cm" svg:x2="14.988cm" svg:y2="0.487cm"><text:p/></draw:line></text:p>
      <text:p text:style-name="P4">+ Tablehw my Db</text:p>
      <text:p text:style-name="P4">+ EditText edithw</text:p>
      <text:p text:style-name="P4">+ EditText editsubject</text:p>
      <text:p text:style-name="P4">+ Button btnAddData</text:p>
      <text:p text:style-name="P4">+ Button btnaktual</text:p>
      <text:p text:style-name="P4">+ TextView ausgabehw</text:p>
      <text:p text:style-name="P4"><draw:line text:anchor-type="paragraph" draw:z-index="26" draw:style-name="gr1" draw:text-style-name="P9" svg:x1="2.789cm" svg:y1="0.487cm" svg:x2="14.988cm" svg:y2="0.487cm"><text:p/></draw:line></text:p>
      <text:p text:style-name="P4">+ onCreate(Bundle savedInsatnceState)</text:p>
      <text:p text:style-name="P4">+ AddData()</text:p>
      <text:p text:style-name="P4">+ viewAll()</text:p>
      <text:p text:style-name="P4">+ showMessage(String title, String Message)</text:p>
      <text:p text:style-name="P4"><draw:line text:anchor-type="paragraph" draw:z-index="27" draw:style-name="gr1" draw:text-style-name="P9" svg:x1="2.789cm" svg:y1="0.487cm" svg:x2="14.988cm" svg:y2="0.487cm"><text:p/></draw:line></text:p>
      <text:p text:style-name="P4"/>
      <text:p text:style-name="P4"><draw:custom-shape text:anchor-type="paragraph" draw:z-index="62" draw:style-name="gr2" svg:width="0.726cm" svg:height="4.252cm" svg:x="8.497cm" svg:y="0.393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35" draw:style-name="gr1" draw:text-style-name="P9" svg:x1="16.549cm" svg:y1="0.543cm" svg:x2="16.577cm" svg:y2="8.149cm"><text:p/></draw:line><draw:line text:anchor-type="paragraph" draw:z-index="34" draw:style-name="gr1" draw:text-style-name="P9" svg:x1="1.203cm" svg:y1="0.489cm" svg:x2="1.231cm" svg:y2="8.15cm"><text:p/></draw:line><draw:line text:anchor-type="paragraph" draw:z-index="30" draw:style-name="gr1" draw:text-style-name="P9" svg:x1="1.203cm" svg:y1="0.489cm" svg:x2="16.549cm" svg:y2="0.544cm"><text:p/></draw:line><text:soft-page-break/></text:p>
      <text:p text:style-name="P4">Tablehw</text:p>
      <text:p text:style-name="P4"><draw:line text:anchor-type="paragraph" draw:z-index="31" draw:style-name="gr1" draw:text-style-name="P9" svg:x1="1.203cm" svg:y1="0.489cm" svg:x2="16.549cm" svg:y2="0.544cm"><text:p/></draw:line></text:p>
      <text:p text:style-name="P4">+ DATABASE_NAME</text:p>
      <text:p text:style-name="P4">+ TABLE_NAME</text:p>
      <text:p text:style-name="P4">+ COL_1</text:p>
      <text:p text:style-name="P4">+ COL_2</text:p>
      <text:p text:style-name="P4">+ COL_3</text:p>
      <text:p text:style-name="P4"><draw:line text:anchor-type="paragraph" draw:z-index="32" draw:style-name="gr1" draw:text-style-name="P9" svg:x1="1.203cm" svg:y1="0.489cm" svg:x2="16.549cm" svg:y2="0.544cm"><text:p/></draw:line></text:p>
      <text:p text:style-name="P4">+ Tablehw(Context context)</text:p>
      <text:p text:style-name="P4">+ OnCreate(SQLiteDatabase db)</text:p>
      <text:p text:style-name="P4">+ OnUpgrade(SQLiteDatabase db, int oldVersion, int newVersion)</text:p>
      <text:p text:style-name="P4">+ insertData(String hw, String sub)</text:p>
      <text:p text:style-name="P4">+ getAllData()</text:p>
      <text:p text:style-name="P4"><draw:line text:anchor-type="paragraph" draw:z-index="33" draw:style-name="gr1" draw:text-style-name="P9" svg:x1="1.231cm" svg:y1="0.143cm" svg:x2="16.577cm" svg:y2="0.198cm"><text:p/></draw:line></text:p>
      <text:p text:style-name="P4"/>
      <text:p text:style-name="P4"/>
      <text:p text:style-name="P4"><draw:line text:anchor-type="paragraph" draw:z-index="37" draw:style-name="gr1" draw:text-style-name="P9" svg:x1="2.734cm" svg:y1="0.025cm" svg:x2="14.933cm" svg:y2="0.025cm"><text:p/></draw:line><draw:line text:anchor-type="paragraph" draw:z-index="40" draw:style-name="gr1" draw:text-style-name="P9" svg:x1="2.734cm" svg:y1="0.025cm" svg:x2="2.789cm" svg:y2="6.167cm"><text:p/></draw:line><draw:line text:anchor-type="paragraph" draw:z-index="41" draw:style-name="gr1" draw:text-style-name="P9" svg:x1="14.933cm" svg:y1="0.025cm" svg:x2="14.988cm" svg:y2="6.167cm"><text:p/></draw:line>NotenActivity</text:p>
      <text:p text:style-name="P4"><draw:line text:anchor-type="paragraph" draw:z-index="36" draw:style-name="gr1" draw:text-style-name="P9" svg:x1="2.789cm" svg:y1="0.487cm" svg:x2="14.988cm" svg:y2="0.487cm"><text:p/></draw:line></text:p>
      <text:p text:style-name="P4">+ TableNoten my Db</text:p>
      <text:p text:style-name="P4">+ EditText eingabefach, eingabenote</text:p>
      <text:p text:style-name="P4">+ Button btnAddData, btnausgabe</text:p>
      <text:p text:style-name="P4"><draw:line text:anchor-type="paragraph" draw:z-index="38" draw:style-name="gr1" draw:text-style-name="P9" svg:x1="2.789cm" svg:y1="0.487cm" svg:x2="14.988cm" svg:y2="0.487cm"><text:p/></draw:line></text:p>
      <text:p text:style-name="P4">+ onCreate(Bundle savedInsatnceState)</text:p>
      <text:p text:style-name="P4">+ AddData()</text:p>
      <text:p text:style-name="P4">+ viewAll()</text:p>
      <text:p text:style-name="P4">+ showMessage()</text:p>
      <text:p text:style-name="P4"><draw:line text:anchor-type="paragraph" draw:z-index="39" draw:style-name="gr1" draw:text-style-name="P9" svg:x1="2.789cm" svg:y1="0.487cm" svg:x2="14.988cm" svg:y2="0.487cm"><text:p/></draw:line></text:p>
      <text:p text:style-name="P4"><draw:custom-shape text:anchor-type="paragraph" draw:z-index="61" draw:style-name="gr2" svg:width="0.726cm" svg:height="1.378cm" svg:x="8.497cm" svg:y="0.065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><draw:line text:anchor-type="paragraph" draw:z-index="42" draw:style-name="gr1" draw:text-style-name="P9" svg:x1="2.789cm" svg:y1="0.487cm" svg:x2="14.988cm" svg:y2="0.487cm"><text:p/></draw:line><draw:line text:anchor-type="paragraph" draw:z-index="46" draw:style-name="gr1" draw:text-style-name="P9" svg:x1="2.789cm" svg:y1="0.487cm" svg:x2="2.706cm" svg:y2="7.04cm"><text:p/></draw:line><draw:line text:anchor-type="paragraph" draw:z-index="47" draw:style-name="gr1" draw:text-style-name="P9" svg:x1="14.988cm" svg:y1="0.487cm" svg:x2="14.905cm" svg:y2="7.04cm"><text:p/></draw:line></text:p>
      <text:p text:style-name="P4">TableNoten</text:p>
      <text:p text:style-name="P4"><draw:line text:anchor-type="paragraph" draw:z-index="43" draw:style-name="gr1" draw:text-style-name="P9" svg:x1="2.789cm" svg:y1="0.487cm" svg:x2="14.988cm" svg:y2="0.487cm"><text:p/></draw:line></text:p>
      <text:p text:style-name="P4">+ DATABASE_NAME</text:p>
      <text:p text:style-name="P4">+ TABLE_NAME</text:p>
      <text:p text:style-name="P4">+ COL_1 COL_2 COL_3</text:p>
      <text:p text:style-name="P4"><draw:line text:anchor-type="paragraph" draw:z-index="44" draw:style-name="gr1" draw:text-style-name="P9" svg:x1="2.789cm" svg:y1="0.487cm" svg:x2="14.988cm" svg:y2="0.487cm"><text:p/></draw:line></text:p>
      <text:p text:style-name="P4">+ TableNoten()</text:p>
      <text:p text:style-name="P4">+ onCreate()</text:p>
      <text:p text:style-name="P4">+ onUpgrade()</text:p>
      <text:p text:style-name="P4">+ insertData()</text:p>
      <text:p text:style-name="P4">+ getAllData()</text:p>
      <text:p text:style-name="P4"><draw:line text:anchor-type="paragraph" draw:z-index="45" draw:style-name="gr1" draw:text-style-name="P9" svg:x1="2.789cm" svg:y1="0.224cm" svg:x2="14.988cm" svg:y2="0.224cm"><text:p/></draw:line></text:p>
      <text:p text:style-name="P4"/>
      <text:p text:style-name="P4"/>
      <text:p text:style-name="P4"><draw:line text:anchor-type="paragraph" draw:z-index="48" draw:style-name="gr1" draw:text-style-name="P9" svg:x1="2.789cm" svg:y1="0.224cm" svg:x2="14.988cm" svg:y2="0.224cm"><text:p/></draw:line><draw:line text:anchor-type="paragraph" draw:z-index="52" draw:style-name="gr1" draw:text-style-name="P9" svg:x1="2.789cm" svg:y1="0.224cm" svg:x2="2.789cm" svg:y2="9.88cm"><text:p/></draw:line><draw:line text:anchor-type="paragraph" draw:z-index="53" draw:style-name="gr1" draw:text-style-name="P9" svg:x1="14.988cm" svg:y1="0.224cm" svg:x2="14.988cm" svg:y2="9.88cm"><text:p/></draw:line><text:soft-page-break/></text:p>
      <text:p text:style-name="P4">TermineActivity</text:p>
      <text:p text:style-name="P4"><draw:line text:anchor-type="paragraph" draw:z-index="49" draw:style-name="gr1" draw:text-style-name="P9" svg:x1="2.789cm" svg:y1="0.224cm" svg:x2="14.988cm" svg:y2="0.224cm"><text:p/></draw:line></text:p>
      <text:p text:style-name="P4">+ Tabletermine myDb</text:p>
      <text:p text:style-name="P4">+ Button btn</text:p>
      <text:p text:style-name="P4">+ EditText edittermbez</text:p>
      <text:p text:style-name="P4">+ EditText editdate</text:p>
      <text:p text:style-name="P4">+ Button btnAddterm</text:p>
      <text:p text:style-name="P4">+ Button btnanzeige</text:p>
      <text:p text:style-name="P4"><draw:line text:anchor-type="paragraph" draw:z-index="50" draw:style-name="gr1" draw:text-style-name="P9" svg:x1="2.789cm" svg:y1="0.224cm" svg:x2="14.988cm" svg:y2="0.224cm"><text:p/></draw:line></text:p>
      <text:p text:style-name="P4"># onCreate(savedInstanceState)</text:p>
      <text:p text:style-name="P4">+ AddData()</text:p>
      <text:p text:style-name="P4">+ viewAll()</text:p>
      <text:p text:style-name="P4">+ showMessage()</text:p>
      <text:p text:style-name="P4">+ showDialogOnButtonClick()</text:p>
      <text:p text:style-name="P4"># onCreateDialog(int id)</text:p>
      <text:list xml:id="list4788565835127699645" text:style-name="L9">
        <text:list-item>
          <text:p text:style-name="P8">OnDateSetListener()</text:p>
          <text:p text:style-name="P8"><draw:line text:anchor-type="paragraph" draw:z-index="51" draw:style-name="gr1" draw:text-style-name="P9" svg:x1="2.789cm" svg:y1="0.224cm" svg:x2="14.988cm" svg:y2="0.224cm"><text:p/></draw:line><draw:custom-shape text:anchor-type="paragraph" draw:z-index="60" draw:style-name="gr2" svg:width="0.726cm" svg:height="1.754cm" svg:x="8.497cm" svg:y="0.538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</text:list-item>
      </text:list>
      <text:p text:style-name="P4"/>
      <text:p text:style-name="P4"/>
      <text:p text:style-name="P4"/>
      <text:p text:style-name="P4"><draw:line text:anchor-type="paragraph" draw:z-index="54" draw:style-name="gr1" draw:text-style-name="P9" svg:x1="2.789cm" svg:y1="0.224cm" svg:x2="14.988cm" svg:y2="0.224cm"><text:p/></draw:line><draw:line text:anchor-type="paragraph" draw:z-index="58" draw:style-name="gr1" draw:text-style-name="P9" svg:x1="2.789cm" svg:y1="0.224cm" svg:x2="2.789cm" svg:y2="8.176cm"><text:p/></draw:line><draw:line text:anchor-type="paragraph" draw:z-index="59" draw:style-name="gr1" draw:text-style-name="P9" svg:x1="14.988cm" svg:y1="0.224cm" svg:x2="14.988cm" svg:y2="8.176cm"><text:p/></draw:line></text:p>
      <text:p text:style-name="P4">Tabletermine</text:p>
      <text:p text:style-name="P4"><draw:line text:anchor-type="paragraph" draw:z-index="55" draw:style-name="gr1" draw:text-style-name="P9" svg:x1="2.789cm" svg:y1="0.224cm" svg:x2="14.988cm" svg:y2="0.224cm"><text:p/></draw:line></text:p>
      <text:p text:style-name="P4">+ DATABASE_NAME</text:p>
      <text:p text:style-name="P4">+ TABLE_NAME</text:p>
      <text:p text:style-name="P4">+ COL_1</text:p>
      <text:p text:style-name="P4">+ COL_2</text:p>
      <text:p text:style-name="P4">+ COL_3</text:p>
      <text:p text:style-name="P4"><draw:line text:anchor-type="paragraph" draw:z-index="56" draw:style-name="gr1" draw:text-style-name="P9" svg:x1="2.789cm" svg:y1="0.224cm" svg:x2="14.988cm" svg:y2="0.224cm"><text:p/></draw:line></text:p>
      <text:p text:style-name="P4">+ Tabletermine(Context context)</text:p>
      <text:p text:style-name="P4">+ onCreate(SQLiteDatabase db)</text:p>
      <text:p text:style-name="P4">+ onUpgrade()</text:p>
      <text:p text:style-name="P4">+ insertData(String note, String date)</text:p>
      <text:p text:style-name="P4">+ getAllData()</text:p>
      <text:p text:style-name="P4"><draw:line text:anchor-type="paragraph" draw:z-index="57" draw:style-name="gr1" draw:text-style-name="P9" svg:x1="2.789cm" svg:y1="0.224cm" svg:x2="14.988cm" svg:y2="0.224cm"><text:p/></draw:lin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ndrik Duller</meta:initial-creator>
    <meta:creation-date>2016-07-08T14:13:07.15</meta:creation-date>
    <meta:document-statistic meta:table-count="0" meta:image-count="0" meta:object-count="0" meta:page-count="4" meta:paragraph-count="98" meta:word-count="261" meta:character-count="1974"/>
    <dc:date>2016-07-08T15:06:37.17</dc:date>
    <dc:creator>hendrik Duller</dc:creator>
    <meta:editing-duration>PT5M58S</meta:editing-duration>
    <meta:editing-cycles>1</meta:editing-cycles>
    <meta:generator>OpenOffice/4.1.1$Win32 OpenOffice.org_project/411m6$Build-9775</meta:generator>
  </office:meta>
</office:document-meta>
</file>